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Tabla2" style:family="table">
      <style:table-properties style:width="17.903cm" table:align="margins" style:writing-mode="lr-tb"/>
    </style:style>
    <style:style style:name="Tabla2.A" style:family="table-column">
      <style:table-column-properties style:column-width="17.903cm" style:rel-column-width="65535*"/>
    </style:style>
    <style:style style:name="Tabla2.1" style:family="table-row">
      <style:table-row-properties style:min-row-height="3.11cm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Table_20_Contents">
      <style:paragraph-properties fo:margin-top="0cm" fo:margin-bottom="0cm" style:contextual-spacing="false" fo:line-height="100%"/>
      <style:text-properties officeooo:rsid="00050cb5" officeooo:paragraph-rsid="00050cb5"/>
    </style:style>
    <style:style style:name="P4" style:family="paragraph" style:parent-style-name="Table_20_Contents">
      <style:paragraph-properties fo:margin-top="0cm" fo:margin-bottom="0cm" style:contextual-spacing="false" fo:line-height="100%"/>
      <style:text-properties style:text-underline-style="solid" style:text-underline-width="auto" style:text-underline-color="font-color" fo:font-weight="bold" officeooo:rsid="00050cb5" officeooo:paragraph-rsid="00050cb5" style:font-weight-asian="bold" style:font-weight-complex="bold"/>
    </style:style>
    <style:style style:name="P5" style:family="paragraph" style:parent-style-name="Pie_20_de_20_página1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8" style:family="paragraph" style:parent-style-name="Heading">
      <style:text-properties fo:font-size="18pt" style:font-size-asian="18pt" style:font-size-complex="18pt"/>
    </style:style>
    <style:style style:name="P9" style:family="paragraph" style:parent-style-name="Table_20_Contents">
      <style:text-properties officeooo:rsid="00030dee" officeooo:paragraph-rsid="00030dee"/>
    </style:style>
    <style:style style:name="P10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paragraph-properties fo:margin-top="0cm" fo:margin-bottom="0cm" style:contextual-spacing="false" fo:line-height="100%"/>
      <style:text-properties officeooo:rsid="00050cb5" officeooo:paragraph-rsid="00050cb5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officeooo:rsid="0007464d" officeooo:paragraph-rsid="0007464d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officeooo:paragraph-rsid="0007464d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officeooo:rsid="0008d809" officeooo:paragraph-rsid="0008d809"/>
    </style:style>
    <style:style style:name="P15" style:family="paragraph" style:parent-style-name="Table_20_Contents">
      <style:text-properties officeooo:rsid="0008d809" officeooo:paragraph-rsid="0008d809"/>
    </style:style>
    <style:style style:name="T1" style:family="text">
      <style:text-properties fo:color="#999999"/>
    </style:style>
    <style:style style:name="T2" style:family="text">
      <style:text-properties fo:color="#999999" officeooo:rsid="00030de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30dee"/>
    </style:style>
    <style:style style:name="T6" style:family="text">
      <style:text-properties officeooo:rsid="00056430"/>
    </style:style>
    <style:style style:name="T7" style:family="text">
      <style:text-properties officeooo:rsid="0007464d"/>
    </style:style>
    <style:style style:name="T8" style:family="text">
      <style:text-properties officeooo:rsid="0008d8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8">Formulario de auto-evaluación</text:p>
            <text:p text:style-name="Heading">Modulo 2. Sesión 6. <text:s/><text:span text:style-name="T4">Control de archivos y archivos proyectados en memoria</text:span></text:p>
          </table:table-cell>
        </table:table-row>
      </table:table>
      <text:p text:style-name="Standard"/>
      <text:p text:style-name="P6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David Criado Ramón</text:p>
          </table:table-cell>
        </table:table-row>
      </table:table>
      <text:p text:style-name="Standard"/>
      <text:p text:style-name="P6">a) Cuestionario de actitud frente al trabajo.</text:p>
      <text:p text:style-name="Standard">El tiempo que he dedicado a la preparación de la sesión antes de asistir al laboratorio ha sido de <text:span text:style-name="T5">15</text:span> minutos.</text:p>
      <text:p text:style-name="Standard">1. He resuelto todas las dudas que tenía antes de iniciar la sesión de prácticas: <text:span text:style-name="T5">Sí </text:span>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6"><text:soft-page-break/>b) Cuestionario de conocimientos adquiridos.</text:p>
      <text:p text:style-name="Standard">Mi solución a la <text:span text:style-name="T3">ejercicio 1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#include &lt;stdio.h&gt; </text:p>
            <text:p text:style-name="P3">#include &lt;stdlib.h&gt; </text:p>
            <text:p text:style-name="P3">#include &lt;sys/types.h&gt; </text:p>
            <text:p text:style-name="P3">#include &lt;fcntl.h&gt; </text:p>
            <text:p text:style-name="P3">#include &lt;unistd.h&gt; </text:p>
            <text:p text:style-name="P3"/>
            <text:p text:style-name="P3">int main(int argc, char* argv[]) { </text:p>
            <text:p text:style-name="P3"><text:s text:c="2"/>if (argc != 4) { </text:p>
            <text:p text:style-name="P3"><text:s text:c="4"/>printf("Número de argumentos invalido\n"); </text:p>
            <text:p text:style-name="P3"><text:s text:c="4"/>exit(-1); </text:p>
            <text:p text:style-name="P3"><text:s text:c="2"/>} </text:p>
            <text:p text:style-name="P3"/>
            <text:p text:style-name="P3"><text:s text:c="2"/>char <text:s/>caracter = argv[2][0]; </text:p>
            <text:p text:style-name="P3"><text:s text:c="2"/>char* orden <text:s text:c="3"/>= argv[1]; </text:p>
            <text:p text:style-name="P3"><text:s text:c="2"/>char* path <text:s text:c="4"/>= argv[3]; </text:p>
            <text:p text:style-name="P3"><text:s text:c="2"/>int <text:s text:c="2"/>fd_old <text:s text:c="2"/>= (caracter=='&lt;') ? STDIN_FILENO : STDOUT_FILENO; </text:p>
            <text:p text:style-name="P3"><text:s text:c="2"/>int <text:s text:c="2"/>fd_new; </text:p>
            <text:p text:style-name="P3"/>
            <text:p text:style-name="P3"><text:s text:c="2"/>if (caracter != '&lt;' &amp;&amp; caracter != '&gt;') { </text:p>
            <text:p text:style-name="P3"><text:s text:c="4"/>printf("El segundo argumento debe ser &lt; ó &gt;\n"); </text:p>
            <text:p text:style-name="P3"><text:s text:c="4"/>exit(-1); </text:p>
            <text:p text:style-name="P3"><text:s text:c="2"/>} </text:p>
            <text:p text:style-name="P3"/>
            <text:p text:style-name="P3"><text:s text:c="2"/>if (fd_old == STDIN_FILENO) </text:p>
            <text:p text:style-name="P3"><text:s text:c="4"/>fd_new = open(path, O_RDONLY); </text:p>
            <text:p text:style-name="P3"><text:s text:c="2"/>else </text:p>
            <text:p text:style-name="P3"><text:s text:c="4"/>fd_new = open(path, O_CREAT |O_TRUNC | O_WRONLY,S_IRUSR |S_IWUSR); </text:p>
            <text:p text:style-name="P3"/>
            <text:p text:style-name="P3"><text:s text:c="2"/>if (fd_new &lt; 0) { </text:p>
            <text:p text:style-name="P3"><text:s text:c="4"/>printf("Error al crear archivo.\n"); </text:p>
            <text:p text:style-name="P3"><text:s text:c="4"/>exit(-1); </text:p>
            <text:p text:style-name="P3"><text:s text:c="2"/>} </text:p>
            <text:p text:style-name="P3"/>
            <text:p text:style-name="P3"><text:s text:c="2"/>close(fd_old); </text:p>
            <text:p text:style-name="P3"><text:s text:c="2"/>if ( (fcntl(fd_new,F_DUPFD,fd_old)) &lt; 0) { </text:p>
            <text:p text:style-name="P3"><text:s text:c="4"/>printf("Error al duplicar el descriptor de archivos.\n"); </text:p>
            <text:p text:style-name="P3"><text:s text:c="4"/>exit(-1); </text:p>
            <text:p text:style-name="P3"><text:s text:c="2"/>} </text:p>
            <text:p text:style-name="P3"/>
            <text:p text:style-name="P3"><text:s text:c="2"/>system(orden); </text:p>
            <text:p text:style-name="P3"><text:s text:c="2"/>exit(0); </text:p>
            <text:p text:style-name="P3">}</text:p>
            <text:p text:style-name="P3"/>
            <text:p text:style-name="P4">**** EJEMPLO <text:span text:style-name="T6">DE EJECUCIÓN</text:span>: ****</text:p>
            <text:p text:style-name="P3">david@David:~/Escritorio/SOM2/Sesion6/src$ ./a.out ls "&gt;" a </text:p>
            <text:p text:style-name="P3">david@David:~/Escritorio/SOM2/Sesion6/src$ ./a.out sort "&lt;" a </text:p>
            <text:p text:style-name="P3">a </text:p>
            <text:p text:style-name="P3">a~ </text:p>
            <text:p text:style-name="P3">a.out </text:p>
            <text:p text:style-name="P3">ejercicio1.c </text:p>
            <text:p text:style-name="P3">ejercicio1.c~ </text:p>
            <text:p text:style-name="P3">programa1-Tarea13-prac6.c </text:p>
            <text:p text:style-name="P3">programa2-Tarea14-prac6.c </text:p>
            <text:p text:style-name="P3">programa3-Tarea15-prac6.c </text:p>
            <text:p text:style-name="P3">programa4-Tarea16-prac6.c </text:p>
            <text:p text:style-name="P3">programa5-Tarea17-prac6.c </text:p>
            <text:p text:style-name="P3">programa6-Tarea18-prac6.c </text:p>
            <text:p text:style-name="P3">programa7-Tarea19-prac6.c</text:p>
          </table:table-cell>
        </table:table-row>
      </table:table>
      <text:p text:style-name="Standard"><text:soft-page-break/>Mi solución a la <text:span text:style-name="T3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#include &lt;stdio.h&gt;</text:p>
            <text:p text:style-name="P12">#include &lt;stdlib.h&gt;</text:p>
            <text:p text:style-name="P12">#include &lt;sys/types.h&gt;</text:p>
            <text:p text:style-name="P12">#include &lt;fcntl.h&gt;</text:p>
            <text:p text:style-name="P12">#include &lt;unistd.h&gt;</text:p>
            <text:p text:style-name="P12">#include &lt;errno.h&gt;</text:p>
            <text:p text:style-name="P12"></text:p>
            <text:p text:style-name="P12">int main(int argc, char* argv[]) {</text:p>
            <text:p text:style-name="P12"><text:s text:c="2"/>struct flock cerrojo;</text:p>
            <text:p text:style-name="P12"><text:s text:c="2"/>int child1;</text:p>
            <text:p text:style-name="P12"><text:s text:c="2"/>int child2;</text:p>
            <text:p text:style-name="P12"><text:s text:c="2"/>int fd;</text:p>
            <text:p text:style-name="P12"></text:p>
            <text:p text:style-name="P12"><text:s text:c="2"/>// El archivo ejer3 se supone que ya existe y que contiene al menos 2 bytes.</text:p>
            <text:p text:style-name="P12"><text:s text:c="2"/>fd = open("ejer3", O_RDWR);</text:p>
            <text:p text:style-name="P12"></text:p>
            <text:p text:style-name="P12"><text:s text:c="2"/>cerrojo.l_whence = SEEK_SET;</text:p>
            <text:p text:style-name="P12"><text:tab/>cerrojo.l_type <text:s text:c="2"/>= F_WRLCK;</text:p>
            <text:p text:style-name="P12"><text:tab/>cerrojo.l_start <text:s/>= 0;</text:p>
            <text:p text:style-name="P12"><text:tab/>cerrojo.l_len <text:s text:c="3"/>= 2;</text:p>
            <text:p text:style-name="P12"></text:p>
            <text:p text:style-name="P12"><text:s text:c="2"/>if (fcntl(fd, F_SETLK,&amp;cerrojo) == -1) </text:p>
            <text:p text:style-name="P12"><text:s text:c="8"/>printf("Fallo inicial en cerrojo\n");</text:p>
            <text:p text:style-name="P12"></text:p>
            <text:p text:style-name="P12"><text:s text:c="2"/>if ( (child1 = fork()) &gt; 0 ) // Padre</text:p>
            <text:p text:style-name="P12"><text:s text:c="4"/>if ( <text:s/>(child2 = fork()) &gt; 0) {</text:p>
            <text:p text:style-name="P12"><text:s text:c="6"/>cerrojo.l_type = F_UNLCK;</text:p>
            <text:p text:style-name="P12"><text:s text:c="6"/>cerrojo.l_len <text:s/>= 2;</text:p>
            <text:p text:style-name="P12"><text:s text:c="12"/></text:p>
            <text:p text:style-name="P12"><text:s text:c="6"/>sleep(2);</text:p>
            <text:p text:style-name="P12"><text:s text:c="6"/>printf("Proceso padre desbloqueando cerrojos.\n");</text:p>
            <text:p text:style-name="P12"><text:s text:c="6"/>fcntl(fd, F_SETLKW, &amp;cerrojo);</text:p>
            <text:p text:style-name="P12"><text:s text:c="6"/>waitpid(child1,NULL,0);</text:p>
            <text:p text:style-name="P12"><text:s text:c="6"/>waitpid(child2,NULL,0);</text:p>
            <text:p text:style-name="P12"></text:p>
            <text:p text:style-name="P12"><text:s text:c="4"/>}</text:p>
            <text:p text:style-name="P12"><text:s text:c="4"/>else { // Hijo 2</text:p>
            <text:p text:style-name="P12"><text:s text:c="6"/>cerrojo.l_len <text:s text:c="2"/>= 1;</text:p>
            <text:p text:style-name="P12"><text:s text:c="6"/>cerrojo.l_start = 1;</text:p>
            <text:p text:style-name="P12"><text:s text:c="6"/>printf("Hijo 2 bloqueando segundo byte.\n");</text:p>
            <text:p text:style-name="P12"><text:s text:c="6"/>if (fcntl(fd, F_SETLKW, &amp;cerrojo) == -1)</text:p>
            <text:p text:style-name="P12"><text:s text:c="8"/>if (errno == EDEADLK)</text:p>
            <text:p text:style-name="P12"><text:s text:c="10"/>printf("El kernel ha evitado un interbloqueo.\n");</text:p>
            <text:p text:style-name="P12"><text:s text:c="8"/></text:p>
            <text:p text:style-name="P12"><text:s text:c="6"/>sleep(1);</text:p>
            <text:p text:style-name="P12"><text:s text:c="6"/>cerrojo.l_start = 0;</text:p>
            <text:p text:style-name="P12"><text:s text:c="6"/>printf("Hijo 2 bloqueando primer byte.\n");</text:p>
            <text:p text:style-name="P12"><text:s text:c="6"/>if (fcntl(fd, F_SETLKW, &amp;cerrojo) == -1)</text:p>
            <text:p text:style-name="P12"><text:s text:c="8"/>if (errno == EDEADLK)</text:p>
            <text:p text:style-name="P12"><text:s text:c="10"/>printf("El kernel ha evitado un interbloqueo.\n");</text:p>
            <text:p text:style-name="P12"><text:s text:c="6"/></text:p>
            <text:p text:style-name="P12"><text:s text:c="4"/>}</text:p>
            <text:p text:style-name="P12"><text:s text:c="2"/>else { // Hijo 1</text:p>
            <text:p text:style-name="P12"><text:s text:c="4"/>cerrojo.l_len = 1;</text:p>
            <text:p text:style-name="P12"><text:s text:c="4"/>printf("Hijo 1 bloqueando primer byte.\n");</text:p>
            <text:p text:style-name="P12"><text:s text:c="4"/>if (fcntl(fd, F_SETLKW, &amp;cerrojo) == -1)</text:p>
            <text:p text:style-name="P12"><text:s text:c="6"/>if (errno == EDEADLK)</text:p>
            <text:p text:style-name="P12"><text:s text:c="8"/>printf("El kernel ha evitado un interbloqueo.\n");</text:p>
            <text:p text:style-name="P12"></text:p>
            <text:p text:style-name="P12"><text:s text:c="4"/>sleep(1);</text:p>
            <text:p text:style-name="P12"><text:soft-page-break/><text:s text:c="4"/>cerrojo.l_start = 1;</text:p>
            <text:p text:style-name="P12"><text:s text:c="4"/>printf("Hijo 1 bloqueando segundo byte.\n");</text:p>
            <text:p text:style-name="P12"><text:s text:c="4"/>if (fcntl(fd, F_SETLKW, &amp;cerrojo) == -1)</text:p>
            <text:p text:style-name="P12"><text:s text:c="6"/>if (errno == EDEADLK)</text:p>
            <text:p text:style-name="P12"><text:s text:c="10"/>printf("El kernel ha evitado un interbloqueo.\n");</text:p>
            <text:p text:style-name="P12"><text:s text:c="2"/>}</text:p>
            <text:p text:style-name="P12"></text:p>
            <text:p text:style-name="P12"><text:s text:c="2"/>return 0; </text:p>
            <text:p text:style-name="P12">}</text:p>
            <text:p text:style-name="P12"/>
            <text:p text:style-name="P12">/** EJEMPLO DE EJECUCIÓN **/</text:p>
            <text:p text:style-name="P12">david@David:~/Escritorio/SOM2/Sesion6/src$ gcc ejercicio3.c</text:p>
            <text:p text:style-name="P12">david@David:~/Escritorio/SOM2/Sesion6/src$ ./a.out</text:p>
            <text:p text:style-name="P12">Hijo 1 bloqueando primer byte.</text:p>
            <text:p text:style-name="P12">Hijo 2 bloqueando segundo byte.</text:p>
            <text:p text:style-name="P12">Proceso padre desbloqueando cerrojos.</text:p>
            <text:p text:style-name="P12">Hijo 2 bloqueando primer byte.</text:p>
            <text:p text:style-name="P12">Hijo 1 bloqueando segundo byte.</text:p>
            <text:p text:style-name="P13"><text:span text:style-name="T7">El kernel ha evitado un interbloqueo.</text:span></text:p>
          </table:table-cell>
        </table:table-row>
      </table:table>
      <text:p text:style-name="P7"/>
      <text:p text:style-name="P7">Mi solución a la <text:span text:style-name="T3">ejercicio 5</text:span> ha sido:</text:p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4">#include &lt;stdio.h&gt;</text:p>
            <text:p text:style-name="P14">#include &lt;string.h&gt;</text:p>
            <text:p text:style-name="P14">#include &lt;stdlib.h&gt;</text:p>
            <text:p text:style-name="P14">#include &lt;sys/mman.h&gt;</text:p>
            <text:p text:style-name="P14">#include &lt;sys/types.h&gt;</text:p>
            <text:p text:style-name="P14">#include &lt;sys/stat.h&gt;</text:p>
            <text:p text:style-name="P14">#include &lt;fcntl.h&gt;</text:p>
            <text:p text:style-name="P14">#include &lt;unistd.h&gt;</text:p>
            <text:p text:style-name="P14">#include &lt;errno.h&gt;</text:p>
            <text:p text:style-name="P14"></text:p>
            <text:p text:style-name="P14">int main(int argc, char* argv[]) {</text:p>
            <text:p text:style-name="P14"><text:s text:c="2"/>struct stat st;</text:p>
            <text:p text:style-name="P14"><text:s text:c="2"/>char* <text:s/>map_out;</text:p>
            <text:p text:style-name="P14"><text:s text:c="2"/>char* <text:s/>map_in;</text:p>
            <text:p text:style-name="P14"><text:s text:c="2"/>int <text:s text:c="3"/>fd_out;</text:p>
            <text:p text:style-name="P14"><text:s text:c="2"/>int <text:s text:c="3"/>fd_in;</text:p>
            <text:p text:style-name="P14"></text:p>
            <text:p text:style-name="P14"><text:s text:c="2"/>if (argc != 3) {</text:p>
            <text:p text:style-name="P14"><text:s text:c="4"/>printf("Número de argumentos inválido.\n");</text:p>
            <text:p text:style-name="P14"><text:s text:c="4"/>exit(-1);</text:p>
            <text:p text:style-name="P14"><text:s text:c="2"/>}</text:p>
            <text:p text:style-name="P14"></text:p>
            <text:p text:style-name="P14"><text:s text:c="2"/>if ( (fd_in = open(argv[1], O_RDONLY)) &lt; 0) {</text:p>
            <text:p text:style-name="P14"><text:s text:c="4"/>printf("Error al abrir archivo a copiar.\n");</text:p>
            <text:p text:style-name="P14"><text:s text:c="4"/>exit(-1);</text:p>
            <text:p text:style-name="P14"><text:s text:c="2"/>}</text:p>
            <text:p text:style-name="P14"></text:p>
            <text:p text:style-name="P14"><text:s text:c="2"/>if (fstat(fd_in,&amp;st) &lt; 0) {</text:p>
            <text:p text:style-name="P14"><text:s text:c="4"/>printf("Error en stat.\n");</text:p>
            <text:p text:style-name="P14"><text:s text:c="4"/>exit(-1);</text:p>
            <text:p text:style-name="P14"><text:s text:c="2"/>}</text:p>
            <text:p text:style-name="P14"><text:s text:c="2"/></text:p>
            <text:p text:style-name="P14"><text:s text:c="2"/>map_in = mmap(NULL, st.st_size, PROT_READ, MAP_SHARED, fd_in, 0);</text:p>
            <text:p text:style-name="P14"><text:s text:c="2"/>if (map_in == MAP_FAILED) {</text:p>
            <text:p text:style-name="P14"><text:s text:c="4"/>printf("Error en el mapeo de entrada.\n");</text:p>
            <text:p text:style-name="P14"><text:s text:c="4"/>exit(-1);</text:p>
            <text:p text:style-name="P14"><text:s text:c="2"/>}</text:p>
            <text:p text:style-name="P14"><text:soft-page-break/></text:p>
            <text:p text:style-name="P14"><text:s text:c="2"/>umask(0);</text:p>
            <text:p text:style-name="P14"><text:tab/>fd_out = open(argv[2], O_RDWR| O_CREAT| O_TRUNC, S_IRWXU);</text:p>
            <text:p text:style-name="P14"><text:s text:c="2"/>ftruncate(fd_out, st.st_size);</text:p>
            <text:p text:style-name="P14"><text:s/></text:p>
            <text:p text:style-name="P14"><text:s text:c="2"/>map_out = mmap(NULL, st.st_size, PROT_WRITE, MAP_SHARED, fd_out, 0);</text:p>
            <text:p text:style-name="P14"><text:s text:c="2"/>if (map_out == MAP_FAILED) {</text:p>
            <text:p text:style-name="P14"><text:s text:c="4"/>printf("Error en el mapeo de saida %s.\n",strerror(errno));</text:p>
            <text:p text:style-name="P14"><text:s text:c="4"/>exit(-1);</text:p>
            <text:p text:style-name="P14"><text:s text:c="2"/>}</text:p>
            <text:p text:style-name="P14"><text:s text:c="2"/>memcpy(map_out,map_in,st.st_size);</text:p>
            <text:p text:style-name="P14"><text:s text:c="2"/>return 0;</text:p>
            <text:p text:style-name="P14">}</text:p>
            <text:p text:style-name="Table_20_Contents"/>
            <text:p text:style-name="Table_20_Contents">/*** <text:span text:style-name="T8">EJEMPLO DE EJECUCIÓN ***/</text:span></text:p>
            <text:p text:style-name="P15"><text:a xlink:type="simple" xlink:href="mailto:david@David">david@David</text:a>:~/Escritorio/SOM2/Sesion6/src$ gcc ejercicio5.c</text:p>
            <text:p text:style-name="P15">david@David:~/Escritorio/SOM2/Sesion6/src$ ./a.out programa1-Tarea13-prac6.c pepito.c</text:p>
            <text:p text:style-name="P15">Tras la ejecución aparece un archivo pepito.c que es una copia del archivo programa1-Tarea13-prac6.c</text:p>
            <text:p text:style-name="Table_20_Contents"/>
            <text:p text:style-name="Table_20_Contents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style style:name="MT2" style:family="text">
      <style:text-properties fo:color="#999999" officeooo:rsid="00030dee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6. Con</text:span><text:span text:style-name="MT2">trol de archivos y archivos proyectados a memoria. <text:s text:c="5"/></text:span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5-12-13T17:34:45.400027968</dc:date>
    <meta:print-date>2011-10-06T10:39:21</meta:print-date>
    <meta:editing-cycles>191</meta:editing-cycles>
    <meta:editing-duration>PT22H4M53S</meta:editing-duration>
    <meta:document-statistic meta:table-count="9" meta:image-count="0" meta:object-count="0" meta:page-count="5" meta:paragraph-count="198" meta:word-count="712" meta:character-count="5726" meta:non-whitespace-character-count="4546"/>
    <meta:user-defined meta:name="Información 1"/>
    <meta:user-defined meta:name="Información 2"/>
    <meta:user-defined meta:name="Información 3"/>
    <meta:user-defined meta:name="Información 4"/>
  </office:meta>
</office:document-meta>
</file>